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stroke="none" svg:stroke-width="2.997cm" svg:stroke-color="#000000" draw:marker-start-width="4.672cm" draw:marker-end-width="4.672cm"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_20__28_var_29_"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stroke-dash="Ultrafine_20_Dashed" svg:stroke-color="#000000" draw:fill="none" draw:fill-color="#ffffff" draw:textarea-horizontal-align="left" draw:auto-grow-height="true" draw:auto-grow-width="true" fo:min-height="0.004cm" fo:min-width="0cm"/>
    </style:style>
    <style:style style:name="gr7" style:family="graphic" style:parent-style-name="standard">
      <style:graphic-properties draw:stroke="solid" draw:stroke-dash="Ultrafine_20_Dashed" svg:stroke-width="0.152cm" svg:stroke-color="#000000" draw:marker-start-width="0.427cm" draw:marker-end-width="0.427cm" draw:fill="none" draw:textarea-vertical-align="middle" fo:padding-top="0.2cm" fo:padding-bottom="0.2cm" fo:padding-left="0.325cm" fo:padding-right="0.325cm"/>
    </style:style>
    <style:style style:name="gr8" style:family="graphic" style:parent-style-name="standard">
      <style:graphic-properties draw:stroke="solid" draw:stroke-dash="Ultrafine_20_Dashed" svg:stroke-width="0.102cm" svg:stroke-color="#000000" draw:marker-start-width="0.352cm" draw:marker-end-width="0.352cm" draw:fill="none" draw:textarea-vertical-align="middle" fo:padding-top="0.175cm" fo:padding-bottom="0.175cm" fo:padding-left="0.3cm" fo:padding-right="0.3cm"/>
    </style:style>
    <style:style style:name="gr9"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1.123cm" fo:min-width="0cm"/>
    </style:style>
    <style:style style:name="gr10" style:family="graphic" style:parent-style-name="standard">
      <style:graphic-properties draw:stroke="none" draw:stroke-dash="Ultrafine_20_Dashed" svg:stroke-width="0cm" svg:stroke-color="#000000" draw:fill="none" draw:fill-color="#ffffff" draw:textarea-horizontal-align="left" draw:auto-grow-height="true" draw:auto-grow-width="false" fo:min-height="0cm" fo:min-width="1.541cm"/>
    </style:style>
    <style:style style:name="gr11" style:family="graphic" style:parent-style-name="standard">
      <style:graphic-properties draw:stroke="none" draw:stroke-dash="Ultrafine_20_Dashed" svg:stroke-width="0cm" svg:stroke-color="#000000" draw:fill="none" draw:fill-color="#ffffff" draw:textarea-horizontal-align="left" draw:auto-grow-height="true" draw:auto-grow-width="false" fo:min-height="11.688cm" fo:min-width="1.541cm"/>
    </style:style>
    <style:style style:name="gr12"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812cm" fo:min-width="0cm"/>
    </style:style>
    <style:style style:name="P1" style:family="paragraph">
      <style:paragraph-properties fo:text-align="center"/>
    </style:style>
    <style:style style:name="P2" style:family="paragraph">
      <style:text-properties fo:font-size="26pt" fo:font-weight="bold" style:font-size-asian="26pt" style:font-weight-asian="bold" style:font-size-complex="26pt" style:font-weight-complex="bold"/>
    </style:style>
    <style:style style:name="P3" style:family="paragraph">
      <style:text-properties fo:font-size="18pt"/>
    </style:style>
    <style:style style:name="P4" style:family="paragraph">
      <style:text-properties fo:font-size="26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032cm" svg:height="2.032cm" svg:x="2.271cm" svg:y="3.794cm">
          <text:p/>
          <draw:enhanced-geometry svg:viewBox="0 0 21600 21600" draw:type="rectangle" draw:enhanced-path="M 0 0 L 21600 0 21600 21600 0 21600 0 0 Z N"/>
        </draw:custom-shape>
        <draw:custom-shape draw:style-name="gr1" draw:text-style-name="P1" xml:id="id3" draw:id="id3" draw:layer="layout" svg:width="2.032cm" svg:height="2.032cm" svg:x="6.038cm" svg:y="3.794cm">
          <text:p/>
          <draw:enhanced-geometry svg:viewBox="0 0 21600 21600" draw:type="rectangle" draw:enhanced-path="M 0 0 L 21600 0 21600 21600 0 21600 0 0 Z N"/>
        </draw:custom-shape>
        <draw:custom-shape draw:style-name="gr1" draw:text-style-name="P1" xml:id="id4" draw:id="id4" draw:layer="layout" svg:width="2.032cm" svg:height="2.032cm" svg:x="11.737cm" svg:y="3.793cm">
          <text:p/>
          <draw:enhanced-geometry svg:viewBox="0 0 21600 21600" draw:type="rectangle" draw:enhanced-path="M 0 0 L 21600 0 21600 21600 0 21600 0 0 Z N"/>
        </draw:custom-shape>
        <draw:custom-shape draw:style-name="gr1" draw:text-style-name="P1" xml:id="id5" draw:id="id5" draw:layer="layout" svg:width="2.032cm" svg:height="2.032cm" svg:x="15.636cm" svg:y="3.792cm">
          <text:p/>
          <draw:enhanced-geometry svg:viewBox="0 0 21600 21600" draw:type="rectangle" draw:enhanced-path="M 0 0 L 21600 0 21600 21600 0 21600 0 0 Z N"/>
        </draw:custom-shape>
        <draw:custom-shape draw:style-name="gr1" draw:text-style-name="P1" xml:id="id6" draw:id="id6" draw:layer="layout" svg:width="2.032cm" svg:height="2.032cm" svg:x="20.735cm" svg:y="3.791cm">
          <text:p/>
          <draw:enhanced-geometry svg:viewBox="0 0 21600 21600" draw:type="rectangle" draw:enhanced-path="M 0 0 L 21600 0 21600 21600 0 21600 0 0 Z N"/>
        </draw:custom-shape>
        <draw:custom-shape draw:style-name="gr1" draw:text-style-name="P1" xml:id="id7" draw:id="id7" draw:layer="layout" svg:width="2.032cm" svg:height="2.032cm" svg:x="24.434cm" svg:y="3.79cm">
          <text:p/>
          <draw:enhanced-geometry svg:viewBox="0 0 21600 21600" draw:type="rectangle" draw:enhanced-path="M 0 0 L 21600 0 21600 21600 0 21600 0 0 Z N"/>
        </draw:custom-shape>
        <draw:custom-shape draw:style-name="gr2" draw:text-style-name="P1" xml:id="id1" draw:id="id1" draw:layer="layout" svg:width="10.541cm" svg:height="5.461cm" svg:x="-10.811cm" svg:y="3.2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layer="layout" svg:width="6.154cm" svg:height="1.517cm" svg:x="-8.58cm" svg:y="4.421cm">
          <draw:text-box>
            <text:p><text:span text:style-name="T1">INTERNET</text:span></text:p>
          </draw:text-box>
        </draw:frame>
        <draw:custom-shape draw:style-name="gr4" draw:text-style-name="P1" draw:layer="layout" svg:width="7.876cm" svg:height="4.445cm" svg:x="1.506cm" svg:y="2.605cm">
          <text:p/>
          <draw:enhanced-geometry svg:viewBox="0 0 21600 21600" draw:type="rectangle" draw:enhanced-path="M 0 0 L 21600 0 21600 21600 0 21600 0 0 Z N"/>
        </draw:custom-shape>
        <draw:custom-shape draw:style-name="gr4" draw:text-style-name="P1" draw:layer="layout" svg:width="7.876cm" svg:height="4.445cm" svg:x="10.755cm" svg:y="2.554cm">
          <text:p/>
          <draw:enhanced-geometry svg:viewBox="0 0 21600 21600" draw:type="rectangle" draw:enhanced-path="M 0 0 L 21600 0 21600 21600 0 21600 0 0 Z N"/>
        </draw:custom-shape>
        <draw:custom-shape draw:style-name="gr4" draw:text-style-name="P1" draw:layer="layout" svg:width="7.876cm" svg:height="4.445cm" svg:x="19.904cm" svg:y="2.503cm">
          <text:p/>
          <draw:enhanced-geometry svg:viewBox="0 0 21600 21600" draw:type="rectangle" draw:enhanced-path="M 0 0 L 21600 0 21600 21600 0 21600 0 0 Z N"/>
        </draw:custom-shape>
        <draw:frame draw:style-name="gr5" draw:text-style-name="P2" draw:layer="layout" svg:width="6.018cm" svg:height="1.276cm" svg:x="11.541cm" svg:y="-1.286cm">
          <draw:text-box>
            <text:p><text:span text:style-name="T2">IP: 1.1.1.0/30</text:span></text:p>
          </draw:text-box>
        </draw:frame>
        <draw:frame draw:style-name="gr6" draw:layer="layout" svg:width="3.322cm" svg:height="0.962cm" svg:x="1.616cm" svg:y="6.007cm">
          <draw:text-box>
            <text:p>1.1.1.<text:span text:style-name="T3">1</text:span>/30</text:p>
          </draw:text-box>
        </draw:frame>
        <draw:frame draw:style-name="gr6" draw:layer="layout" svg:width="3.322cm" svg:height="0.962cm" svg:x="5.317cm" svg:y="6.007cm">
          <draw:text-box>
            <text:p>1.1.1.<text:span text:style-name="T3">2</text:span>/30</text:p>
          </draw:text-box>
        </draw:frame>
        <draw:frame draw:style-name="gr6" draw:layer="layout" svg:width="3.322cm" svg:height="0.962cm" svg:x="11.118cm" svg:y="6.007cm">
          <draw:text-box>
            <text:p>1.1.1.<text:span text:style-name="T3">5</text:span>/30</text:p>
          </draw:text-box>
        </draw:frame>
        <draw:frame draw:style-name="gr6" draw:layer="layout" svg:width="3.322cm" svg:height="0.962cm" svg:x="14.919cm" svg:y="6.007cm">
          <draw:text-box>
            <text:p>1.1.1.<text:span text:style-name="T3">6</text:span>/30</text:p>
          </draw:text-box>
        </draw:frame>
        <draw:frame draw:style-name="gr6" draw:layer="layout" svg:width="3.322cm" svg:height="0.962cm" svg:x="20.02cm" svg:y="6.007cm">
          <draw:text-box>
            <text:p>1.1.1.<text:span text:style-name="T3">9</text:span>/30</text:p>
          </draw:text-box>
        </draw:frame>
        <draw:frame draw:style-name="gr6" draw:layer="layout" svg:width="3.674cm" svg:height="0.962cm" svg:x="23.721cm" svg:y="6.007cm">
          <draw:text-box>
            <text:p>1.1.1.<text:span text:style-name="T3">10</text:span>/30</text:p>
          </draw:text-box>
        </draw:frame>
        <draw:connector draw:style-name="gr7" draw:text-style-name="P1" draw:layer="layout" svg:x1="-0.27cm" svg:y1="6.016cm" svg:x2="2.271cm" svg:y2="4.81cm" draw:start-shape="id1" draw:start-glue-point="1" draw:end-shape="id2" draw:end-glue-point="3" svg:d="m-270 6016h1271v-1206h1270">
          <text:p/>
        </draw:connector>
        <draw:connector draw:style-name="gr8" draw:text-style-name="P1" draw:layer="layout" svg:x1="4.303cm" svg:y1="4.81cm" svg:x2="6.038cm" svg:y2="4.81cm" draw:start-shape="id2" draw:start-glue-point="1" draw:end-shape="id3" draw:end-glue-point="3" svg:d="m4303 4810h1735">
          <text:p/>
        </draw:connector>
        <draw:connector draw:style-name="gr8" draw:text-style-name="P1" draw:layer="layout" svg:x1="13.769cm" svg:y1="4.809cm" svg:x2="15.636cm" svg:y2="4.808cm" draw:start-shape="id4" draw:start-glue-point="1" draw:end-shape="id5" draw:end-glue-point="3" svg:d="m13769 4809h934v-1h933">
          <text:p/>
        </draw:connector>
        <draw:connector draw:style-name="gr8" draw:text-style-name="P1" draw:layer="layout" svg:x1="22.767cm" svg:y1="4.807cm" svg:x2="24.434cm" svg:y2="4.806cm" draw:start-shape="id6" draw:start-glue-point="1" draw:end-shape="id7" draw:end-glue-point="3" svg:d="m22767 4807h834v-1h833">
          <text:p/>
        </draw:connector>
        <draw:frame draw:style-name="gr9" draw:layer="layout" svg:width="1.704cm" svg:height="1.373cm" svg:x="2.397cm" svg:y="4.302cm">
          <draw:text-box>
            <text:p><text:span text:style-name="T4">Gw</text:span></text:p>
          </draw:text-box>
        </draw:frame>
        <draw:frame draw:style-name="gr9" draw:layer="layout" svg:width="1.704cm" svg:height="1.373cm" svg:x="11.897cm" svg:y="4.303cm">
          <draw:text-box>
            <text:p><text:span text:style-name="T4">Gw</text:span></text:p>
          </draw:text-box>
        </draw:frame>
        <draw:frame draw:style-name="gr9" draw:layer="layout" svg:width="1.704cm" svg:height="1.373cm" svg:x="20.897cm" svg:y="4.304cm">
          <draw:text-box>
            <text:p><text:span text:style-name="T4">Gw</text:span></text:p>
          </draw:text-box>
        </draw:frame>
        <draw:connector draw:style-name="gr8" draw:text-style-name="P1" draw:layer="layout" draw:line-skew="-1.785cm 1.997cm" svg:x1="3.287cm" svg:y1="3.794cm" svg:x2="11.737cm" svg:y2="4.809cm" draw:start-shape="id2" draw:start-glue-point="0" draw:end-shape="id4" draw:end-glue-point="3" svg:d="m3287 3794v-2286h6730v3301h1720">
          <text:p/>
        </draw:connector>
        <draw:connector draw:style-name="gr8" draw:text-style-name="P1" draw:layer="layout" draw:line-skew="-1.784cm 1.909cm" svg:x1="12.753cm" svg:y1="3.793cm" svg:x2="20.735cm" svg:y2="4.807cm" draw:start-shape="id4" draw:start-glue-point="0" draw:end-shape="id6" draw:end-glue-point="3" svg:d="m12753 3793v-2285h6408v3299h1574">
          <text:p/>
        </draw:connector>
        <draw:frame draw:style-name="gr10" draw:layer="layout" svg:width="2.086cm" svg:height="0.962cm" svg:x="18.952cm" svg:y="1.37cm">
          <draw:text-box>
            <text:p><text:span text:style-name="T3">18</text:span>/30</text:p>
          </draw:text-box>
        </draw:frame>
        <draw:frame draw:style-name="gr10" draw:layer="layout" svg:width="2.086cm" svg:height="0.962cm" svg:x="12.752cm" svg:y="1.47cm">
          <draw:text-box>
            <text:p><text:span text:style-name="T3">17</text:span>/30</text:p>
          </draw:text-box>
        </draw:frame>
        <draw:frame draw:style-name="gr10" draw:layer="layout" svg:width="2.086cm" svg:height="0.962cm" svg:x="9.852cm" svg:y="1.47cm">
          <draw:text-box>
            <text:p><text:span text:style-name="T3">14</text:span>/30</text:p>
          </draw:text-box>
        </draw:frame>
        <draw:frame draw:style-name="gr10" draw:layer="layout" svg:width="2.086cm" svg:height="0.962cm" svg:x="3.152cm" svg:y="1.47cm">
          <draw:text-box>
            <text:p><text:span text:style-name="T3">12</text:span>/30</text:p>
          </draw:text-box>
        </draw:frame>
        <draw:frame draw:style-name="gr11" draw:layer="layout" svg:width="24.511cm" svg:height="11.938cm" svg:x="1.889cm" svg:y="7.858cm">
          <draw:text-box>
            <text:p><text:span text:style-name="T3">Rotas para as redes existentes:</text:span></text:p>
            <text:p><text:span text:style-name="T3"/></text:p>
            <text:p><text:span text:style-name="T3">route add -net 1.1.1.4/30 gw 1.1.1.14</text:span></text:p>
            <text:p><text:span text:style-name="T3">route add -net 1.1.1.8/30 gw 1.1.1.18</text:span></text:p>
            <text:p><text:span text:style-name="T3">route add -net 1.1.1.12/30 gw 1.1.1.18</text:span></text:p>
            <text:p><text:span text:style-name="T3">route add -net 1.1.1.16/30 gw 1.1.1.18</text:span></text:p>
          </draw:text-box>
        </draw:frame>
      </draw:page>
      <draw:page draw:name="page2" draw:style-name="dp1" draw:master-page-name="Default">
        <draw:custom-shape draw:style-name="gr1" draw:text-style-name="P1" xml:id="id9" draw:id="id9" draw:layer="layout" svg:width="2.032cm" svg:height="2.032cm" svg:x="2.271cm" svg:y="3.794cm">
          <text:p/>
          <draw:enhanced-geometry svg:viewBox="0 0 21600 21600" draw:type="rectangle" draw:enhanced-path="M 0 0 L 21600 0 21600 21600 0 21600 0 0 Z N"/>
        </draw:custom-shape>
        <draw:custom-shape draw:style-name="gr1" draw:text-style-name="P1" xml:id="id10" draw:id="id10" draw:layer="layout" svg:width="2.032cm" svg:height="2.032cm" svg:x="6.038cm" svg:y="3.794cm">
          <text:p/>
          <draw:enhanced-geometry svg:viewBox="0 0 21600 21600" draw:type="rectangle" draw:enhanced-path="M 0 0 L 21600 0 21600 21600 0 21600 0 0 Z N"/>
        </draw:custom-shape>
        <draw:custom-shape draw:style-name="gr1" draw:text-style-name="P1" xml:id="id11" draw:id="id11" draw:layer="layout" svg:width="2.032cm" svg:height="2.032cm" svg:x="11.737cm" svg:y="3.793cm">
          <text:p/>
          <draw:enhanced-geometry svg:viewBox="0 0 21600 21600" draw:type="rectangle" draw:enhanced-path="M 0 0 L 21600 0 21600 21600 0 21600 0 0 Z N"/>
        </draw:custom-shape>
        <draw:custom-shape draw:style-name="gr1" draw:text-style-name="P1" xml:id="id12" draw:id="id12" draw:layer="layout" svg:width="2.032cm" svg:height="2.032cm" svg:x="15.636cm" svg:y="3.792cm">
          <text:p/>
          <draw:enhanced-geometry svg:viewBox="0 0 21600 21600" draw:type="rectangle" draw:enhanced-path="M 0 0 L 21600 0 21600 21600 0 21600 0 0 Z N"/>
        </draw:custom-shape>
        <draw:custom-shape draw:style-name="gr1" draw:text-style-name="P1" xml:id="id13" draw:id="id13" draw:layer="layout" svg:width="2.032cm" svg:height="2.032cm" svg:x="20.735cm" svg:y="3.791cm">
          <text:p/>
          <draw:enhanced-geometry svg:viewBox="0 0 21600 21600" draw:type="rectangle" draw:enhanced-path="M 0 0 L 21600 0 21600 21600 0 21600 0 0 Z N"/>
        </draw:custom-shape>
        <draw:custom-shape draw:style-name="gr1" draw:text-style-name="P1" xml:id="id14" draw:id="id14" draw:layer="layout" svg:width="2.032cm" svg:height="2.032cm" svg:x="24.434cm" svg:y="3.79cm">
          <text:p/>
          <draw:enhanced-geometry svg:viewBox="0 0 21600 21600" draw:type="rectangle" draw:enhanced-path="M 0 0 L 21600 0 21600 21600 0 21600 0 0 Z N"/>
        </draw:custom-shape>
        <draw:custom-shape draw:style-name="gr1" draw:text-style-name="P1" xml:id="id20" draw:id="id20" draw:layer="layout" svg:width="2.032cm" svg:height="2.032cm" svg:x="2.271cm" svg:y="9.693cm">
          <text:p/>
          <draw:enhanced-geometry svg:viewBox="0 0 21600 21600" draw:type="rectangle" draw:enhanced-path="M 0 0 L 21600 0 21600 21600 0 21600 0 0 Z N"/>
        </draw:custom-shape>
        <draw:custom-shape draw:style-name="gr1" draw:text-style-name="P1" xml:id="id19" draw:id="id19" draw:layer="layout" svg:width="2.032cm" svg:height="2.032cm" svg:x="6.038cm" svg:y="9.693cm">
          <text:p/>
          <draw:enhanced-geometry svg:viewBox="0 0 21600 21600" draw:type="rectangle" draw:enhanced-path="M 0 0 L 21600 0 21600 21600 0 21600 0 0 Z N"/>
        </draw:custom-shape>
        <draw:custom-shape draw:style-name="gr1" draw:text-style-name="P1" xml:id="id18" draw:id="id18" draw:layer="layout" svg:width="2.032cm" svg:height="2.032cm" svg:x="11.737cm" svg:y="9.692cm">
          <text:p/>
          <draw:enhanced-geometry svg:viewBox="0 0 21600 21600" draw:type="rectangle" draw:enhanced-path="M 0 0 L 21600 0 21600 21600 0 21600 0 0 Z N"/>
        </draw:custom-shape>
        <draw:custom-shape draw:style-name="gr1" draw:text-style-name="P1" xml:id="id17" draw:id="id17" draw:layer="layout" svg:width="2.032cm" svg:height="2.032cm" svg:x="15.636cm" svg:y="9.691cm">
          <text:p/>
          <draw:enhanced-geometry svg:viewBox="0 0 21600 21600" draw:type="rectangle" draw:enhanced-path="M 0 0 L 21600 0 21600 21600 0 21600 0 0 Z N"/>
        </draw:custom-shape>
        <draw:custom-shape draw:style-name="gr1" draw:text-style-name="P1" xml:id="id16" draw:id="id16" draw:layer="layout" svg:width="2.032cm" svg:height="2.032cm" svg:x="20.735cm" svg:y="9.69cm">
          <text:p/>
          <draw:enhanced-geometry svg:viewBox="0 0 21600 21600" draw:type="rectangle" draw:enhanced-path="M 0 0 L 21600 0 21600 21600 0 21600 0 0 Z N"/>
        </draw:custom-shape>
        <draw:custom-shape draw:style-name="gr1" draw:text-style-name="P1" xml:id="id15" draw:id="id15" draw:layer="layout" svg:width="2.032cm" svg:height="2.032cm" svg:x="24.434cm" svg:y="9.689cm">
          <text:p/>
          <draw:enhanced-geometry svg:viewBox="0 0 21600 21600" draw:type="rectangle" draw:enhanced-path="M 0 0 L 21600 0 21600 21600 0 21600 0 0 Z N"/>
        </draw:custom-shape>
        <draw:custom-shape draw:style-name="gr2" draw:text-style-name="P1" xml:id="id8" draw:id="id8" draw:layer="layout" svg:width="10.541cm" svg:height="5.461cm" svg:x="-10.938cm" svg:y="2.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6.154cm" svg:height="1.517cm" svg:x="-8.58cm" svg:y="4.421cm">
          <draw:text-box>
            <text:p text:style-name="P3"><text:span text:style-name="T1">INTERNET</text:span></text:p>
          </draw:text-box>
        </draw:frame>
        <draw:custom-shape draw:style-name="gr4" draw:text-style-name="P1" draw:layer="layout" svg:width="7.876cm" svg:height="4.445cm" svg:x="1.506cm" svg:y="2.605cm">
          <text:p/>
          <draw:enhanced-geometry svg:viewBox="0 0 21600 21600" draw:type="rectangle" draw:enhanced-path="M 0 0 L 21600 0 21600 21600 0 21600 0 0 Z N"/>
        </draw:custom-shape>
        <draw:custom-shape draw:style-name="gr1" draw:text-style-name="P1" xml:id="id21" draw:id="id21" draw:layer="layout" svg:width="2.032cm" svg:height="2.032cm" svg:x="2.271cm" svg:y="14.992cm">
          <text:p/>
          <draw:enhanced-geometry svg:viewBox="0 0 21600 21600" draw:type="rectangle" draw:enhanced-path="M 0 0 L 21600 0 21600 21600 0 21600 0 0 Z N"/>
        </draw:custom-shape>
        <draw:custom-shape draw:style-name="gr1" draw:text-style-name="P1" xml:id="id22" draw:id="id22" draw:layer="layout" svg:width="2.032cm" svg:height="2.032cm" svg:x="6.038cm" svg:y="14.992cm">
          <text:p/>
          <draw:enhanced-geometry svg:viewBox="0 0 21600 21600" draw:type="rectangle" draw:enhanced-path="M 0 0 L 21600 0 21600 21600 0 21600 0 0 Z N"/>
        </draw:custom-shape>
        <draw:custom-shape draw:style-name="gr1" draw:text-style-name="P1" xml:id="id23" draw:id="id23" draw:layer="layout" svg:width="2.032cm" svg:height="2.032cm" svg:x="11.737cm" svg:y="14.991cm">
          <text:p/>
          <draw:enhanced-geometry svg:viewBox="0 0 21600 21600" draw:type="rectangle" draw:enhanced-path="M 0 0 L 21600 0 21600 21600 0 21600 0 0 Z N"/>
        </draw:custom-shape>
        <draw:custom-shape draw:style-name="gr1" draw:text-style-name="P1" xml:id="id24" draw:id="id24" draw:layer="layout" svg:width="2.032cm" svg:height="2.032cm" svg:x="15.636cm" svg:y="14.99cm">
          <text:p/>
          <draw:enhanced-geometry svg:viewBox="0 0 21600 21600" draw:type="rectangle" draw:enhanced-path="M 0 0 L 21600 0 21600 21600 0 21600 0 0 Z N"/>
        </draw:custom-shape>
        <draw:custom-shape draw:style-name="gr1" draw:text-style-name="P1" xml:id="id25" draw:id="id25" draw:layer="layout" svg:width="2.032cm" svg:height="2.032cm" svg:x="20.735cm" svg:y="14.989cm">
          <text:p/>
          <draw:enhanced-geometry svg:viewBox="0 0 21600 21600" draw:type="rectangle" draw:enhanced-path="M 0 0 L 21600 0 21600 21600 0 21600 0 0 Z N"/>
        </draw:custom-shape>
        <draw:custom-shape draw:style-name="gr1" draw:text-style-name="P1" xml:id="id26" draw:id="id26" draw:layer="layout" svg:width="2.032cm" svg:height="2.032cm" svg:x="24.434cm" svg:y="14.988cm">
          <text:p/>
          <draw:enhanced-geometry svg:viewBox="0 0 21600 21600" draw:type="rectangle" draw:enhanced-path="M 0 0 L 21600 0 21600 21600 0 21600 0 0 Z N"/>
        </draw:custom-shape>
        <draw:custom-shape draw:style-name="gr4" draw:text-style-name="P1" draw:layer="layout" svg:width="7.876cm" svg:height="4.445cm" svg:x="10.755cm" svg:y="2.554cm">
          <text:p/>
          <draw:enhanced-geometry svg:viewBox="0 0 21600 21600" draw:type="rectangle" draw:enhanced-path="M 0 0 L 21600 0 21600 21600 0 21600 0 0 Z N"/>
        </draw:custom-shape>
        <draw:custom-shape draw:style-name="gr4" draw:text-style-name="P1" draw:layer="layout" svg:width="7.876cm" svg:height="4.445cm" svg:x="19.904cm" svg:y="2.503cm">
          <text:p/>
          <draw:enhanced-geometry svg:viewBox="0 0 21600 21600" draw:type="rectangle" draw:enhanced-path="M 0 0 L 21600 0 21600 21600 0 21600 0 0 Z N"/>
        </draw:custom-shape>
        <draw:custom-shape draw:style-name="gr4" draw:text-style-name="P1" draw:layer="layout" svg:width="7.876cm" svg:height="4.445cm" svg:x="19.853cm" svg:y="8.352cm">
          <text:p/>
          <draw:enhanced-geometry svg:viewBox="0 0 21600 21600" draw:type="rectangle" draw:enhanced-path="M 0 0 L 21600 0 21600 21600 0 21600 0 0 Z N"/>
        </draw:custom-shape>
        <draw:custom-shape draw:style-name="gr4" draw:text-style-name="P1" draw:layer="layout" svg:width="7.876cm" svg:height="4.445cm" svg:x="10.704cm" svg:y="8.303cm">
          <text:p/>
          <draw:enhanced-geometry svg:viewBox="0 0 21600 21600" draw:type="rectangle" draw:enhanced-path="M 0 0 L 21600 0 21600 21600 0 21600 0 0 Z N"/>
        </draw:custom-shape>
        <draw:custom-shape draw:style-name="gr4" draw:text-style-name="P1" draw:layer="layout" svg:width="7.876cm" svg:height="4.445cm" svg:x="10.653cm" svg:y="13.852cm">
          <text:p/>
          <draw:enhanced-geometry svg:viewBox="0 0 21600 21600" draw:type="rectangle" draw:enhanced-path="M 0 0 L 21600 0 21600 21600 0 21600 0 0 Z N"/>
        </draw:custom-shape>
        <draw:custom-shape draw:style-name="gr4" draw:text-style-name="P1" draw:layer="layout" svg:width="7.876cm" svg:height="4.445cm" svg:x="19.802cm" svg:y="13.901cm">
          <text:p/>
          <draw:enhanced-geometry svg:viewBox="0 0 21600 21600" draw:type="rectangle" draw:enhanced-path="M 0 0 L 21600 0 21600 21600 0 21600 0 0 Z N"/>
        </draw:custom-shape>
        <draw:custom-shape draw:style-name="gr4" draw:text-style-name="P1" draw:layer="layout" svg:width="7.876cm" svg:height="4.445cm" svg:x="1.455cm" svg:y="8.254cm">
          <text:p/>
          <draw:enhanced-geometry svg:viewBox="0 0 21600 21600" draw:type="rectangle" draw:enhanced-path="M 0 0 L 21600 0 21600 21600 0 21600 0 0 Z N"/>
        </draw:custom-shape>
        <draw:custom-shape draw:style-name="gr4" draw:text-style-name="P1" draw:layer="layout" svg:width="7.876cm" svg:height="4.445cm" svg:x="1.404cm" svg:y="13.803cm">
          <text:p/>
          <draw:enhanced-geometry svg:viewBox="0 0 21600 21600" draw:type="rectangle" draw:enhanced-path="M 0 0 L 21600 0 21600 21600 0 21600 0 0 Z N"/>
        </draw:custom-shape>
        <draw:frame draw:style-name="gr5" draw:text-style-name="P2" draw:layer="layout" svg:width="6.018cm" svg:height="1.276cm" svg:x="11.541cm" svg:y="-1.286cm">
          <draw:text-box>
            <text:p text:style-name="P4"><text:span text:style-name="T2">IP: 1.1.1.0/30</text:span></text:p>
          </draw:text-box>
        </draw:frame>
        <draw:frame draw:style-name="gr6" draw:text-style-name="P3" draw:layer="layout" svg:width="3.322cm" svg:height="0.962cm" svg:x="1.616cm" svg:y="6.007cm">
          <draw:text-box>
            <text:p text:style-name="P3">1.1.1.<text:span text:style-name="T3">1</text:span>/30</text:p>
          </draw:text-box>
        </draw:frame>
        <draw:custom-shape draw:style-name="gr4" draw:text-style-name="P1" draw:layer="layout" svg:width="7.876cm" svg:height="4.445cm" svg:x="1.404cm" svg:y="8.203cm">
          <text:p/>
          <draw:enhanced-geometry svg:viewBox="0 0 21600 21600" draw:type="rectangle" draw:enhanced-path="M 0 0 L 21600 0 21600 21600 0 21600 0 0 Z N"/>
        </draw:custom-shape>
        <draw:frame draw:style-name="gr6" draw:text-style-name="P3" draw:layer="layout" svg:width="3.322cm" svg:height="0.962cm" svg:x="5.317cm" svg:y="6.007cm">
          <draw:text-box>
            <text:p text:style-name="P3">1.1.1.<text:span text:style-name="T3">2</text:span>/30</text:p>
          </draw:text-box>
        </draw:frame>
        <draw:frame draw:style-name="gr6" draw:text-style-name="P3" draw:layer="layout" svg:width="3.322cm" svg:height="0.962cm" svg:x="11.118cm" svg:y="6.007cm">
          <draw:text-box>
            <text:p text:style-name="P3">1.1.1.<text:span text:style-name="T3">5</text:span>/30</text:p>
          </draw:text-box>
        </draw:frame>
        <draw:frame draw:style-name="gr6" draw:text-style-name="P3" draw:layer="layout" svg:width="3.322cm" svg:height="0.962cm" svg:x="14.919cm" svg:y="6.007cm">
          <draw:text-box>
            <text:p text:style-name="P3">1.1.1.<text:span text:style-name="T3">6</text:span>/30</text:p>
          </draw:text-box>
        </draw:frame>
        <draw:frame draw:style-name="gr6" draw:text-style-name="P3" draw:layer="layout" svg:width="3.322cm" svg:height="0.962cm" svg:x="20.02cm" svg:y="6.007cm">
          <draw:text-box>
            <text:p text:style-name="P3">1.1.1.<text:span text:style-name="T3">9</text:span>/30</text:p>
          </draw:text-box>
        </draw:frame>
        <draw:frame draw:style-name="gr6" draw:text-style-name="P3" draw:layer="layout" svg:width="3.674cm" svg:height="0.962cm" svg:x="23.721cm" svg:y="6.007cm">
          <draw:text-box>
            <text:p text:style-name="P3">1.1.1.<text:span text:style-name="T3">10</text:span>/30</text:p>
          </draw:text-box>
        </draw:frame>
        <draw:frame draw:style-name="gr6" draw:text-style-name="P3" draw:layer="layout" svg:width="3.674cm" svg:height="0.962cm" svg:x="23.822cm" svg:y="11.707cm">
          <draw:text-box>
            <text:p text:style-name="P3">1.1.1.<text:span text:style-name="T3">13</text:span>/30</text:p>
          </draw:text-box>
        </draw:frame>
        <draw:frame draw:style-name="gr6" draw:text-style-name="P3" draw:layer="layout" svg:width="3.674cm" svg:height="0.962cm" svg:x="20.123cm" svg:y="11.707cm">
          <draw:text-box>
            <text:p text:style-name="P3">1.1.1.<text:span text:style-name="T3">14</text:span>/30</text:p>
          </draw:text-box>
        </draw:frame>
        <draw:frame draw:style-name="gr6" draw:text-style-name="P3" draw:layer="layout" svg:width="3.674cm" svg:height="0.962cm" svg:x="15.024cm" svg:y="11.707cm">
          <draw:text-box>
            <text:p text:style-name="P3">1.1.1.<text:span text:style-name="T3">17</text:span>/30</text:p>
          </draw:text-box>
        </draw:frame>
        <draw:frame draw:style-name="gr6" draw:text-style-name="P3" draw:layer="layout" svg:width="3.674cm" svg:height="0.962cm" svg:x="11.125cm" svg:y="11.707cm">
          <draw:text-box>
            <text:p text:style-name="P3">1.1.1.<text:span text:style-name="T3">18</text:span>/30</text:p>
          </draw:text-box>
        </draw:frame>
        <draw:frame draw:style-name="gr6" draw:text-style-name="P3" draw:layer="layout" svg:width="3.674cm" svg:height="0.962cm" svg:x="5.426cm" svg:y="11.707cm">
          <draw:text-box>
            <text:p text:style-name="P3">1.1.1.<text:span text:style-name="T3">21</text:span>/30</text:p>
          </draw:text-box>
        </draw:frame>
        <draw:frame draw:style-name="gr6" draw:text-style-name="P3" draw:layer="layout" svg:width="3.674cm" svg:height="0.962cm" svg:x="1.527cm" svg:y="11.707cm">
          <draw:text-box>
            <text:p text:style-name="P3">1.1.1.<text:span text:style-name="T3">22</text:span>/30</text:p>
          </draw:text-box>
        </draw:frame>
        <draw:frame draw:style-name="gr6" draw:text-style-name="P3" draw:layer="layout" svg:width="3.674cm" svg:height="0.962cm" svg:x="1.528cm" svg:y="17.207cm">
          <draw:text-box>
            <text:p text:style-name="P3">1.1.1.<text:span text:style-name="T3">25</text:span>/30</text:p>
          </draw:text-box>
        </draw:frame>
        <draw:frame draw:style-name="gr6" draw:text-style-name="P3" draw:layer="layout" svg:width="3.674cm" svg:height="0.962cm" svg:x="5.429cm" svg:y="17.207cm">
          <draw:text-box>
            <text:p text:style-name="P3">1.1.1.<text:span text:style-name="T3">26</text:span>/30</text:p>
          </draw:text-box>
        </draw:frame>
        <draw:frame draw:style-name="gr6" draw:text-style-name="P3" draw:layer="layout" svg:width="3.674cm" svg:height="0.962cm" svg:x="10.93cm" svg:y="17.207cm">
          <draw:text-box>
            <text:p text:style-name="P3">1.1.1.<text:span text:style-name="T3">29</text:span>/30</text:p>
          </draw:text-box>
        </draw:frame>
        <draw:frame draw:style-name="gr6" draw:text-style-name="P3" draw:layer="layout" svg:width="3.674cm" svg:height="0.962cm" svg:x="15.031cm" svg:y="17.207cm">
          <draw:text-box>
            <text:p text:style-name="P3">1.1.1.<text:span text:style-name="T3">30</text:span>/30</text:p>
          </draw:text-box>
        </draw:frame>
        <draw:frame draw:style-name="gr6" draw:text-style-name="P3" draw:layer="layout" svg:width="3.674cm" svg:height="0.962cm" svg:x="20.132cm" svg:y="17.207cm">
          <draw:text-box>
            <text:p text:style-name="P3">1.1.1.<text:span text:style-name="T3">33</text:span>/30</text:p>
          </draw:text-box>
        </draw:frame>
        <draw:frame draw:style-name="gr6" draw:text-style-name="P3" draw:layer="layout" svg:width="3.674cm" svg:height="0.962cm" svg:x="23.833cm" svg:y="17.207cm">
          <draw:text-box>
            <text:p text:style-name="P3">1.1.1.<text:span text:style-name="T3">34</text:span>/30</text:p>
          </draw:text-box>
        </draw:frame>
        <draw:connector draw:style-name="gr7" draw:text-style-name="P1" draw:layer="layout" svg:x1="-0.397cm" svg:y1="5.254cm" svg:x2="2.271cm" svg:y2="4.81cm" draw:start-shape="id8" draw:start-glue-point="1" draw:end-shape="id9" draw:end-glue-point="3" svg:d="m-397 5254h1334v-444h1334">
          <text:p/>
        </draw:connector>
        <draw:connector draw:style-name="gr8" draw:text-style-name="P1" draw:layer="layout" svg:x1="4.303cm" svg:y1="4.81cm" svg:x2="6.038cm" svg:y2="4.81cm" draw:start-shape="id9" draw:start-glue-point="1" draw:end-shape="id10" draw:end-glue-point="3" svg:d="m4303 4810h1735">
          <text:p/>
        </draw:connector>
        <draw:connector draw:style-name="gr8" draw:text-style-name="P1" draw:layer="layout" svg:x1="13.769cm" svg:y1="4.809cm" svg:x2="15.636cm" svg:y2="4.808cm" draw:start-shape="id11" draw:start-glue-point="1" draw:end-shape="id12" draw:end-glue-point="3" svg:d="m13769 4809h934v-1h933">
          <text:p/>
        </draw:connector>
        <draw:connector draw:style-name="gr8" draw:text-style-name="P1" draw:layer="layout" svg:x1="22.767cm" svg:y1="4.807cm" svg:x2="24.434cm" svg:y2="4.806cm" draw:start-shape="id13" draw:start-glue-point="1" draw:end-shape="id14" draw:end-glue-point="3" svg:d="m22767 4807h834v-1h833">
          <text:p/>
        </draw:connector>
        <draw:connector draw:style-name="gr8" draw:text-style-name="P1" draw:layer="layout" svg:x1="24.434cm" svg:y1="10.705cm" svg:x2="22.767cm" svg:y2="10.706cm" draw:start-shape="id15" draw:start-glue-point="3" draw:end-shape="id16" draw:end-glue-point="1" svg:d="m24434 10705h-833v1h-834">
          <text:p/>
        </draw:connector>
        <draw:connector draw:style-name="gr8" draw:text-style-name="P1" draw:layer="layout" svg:x1="15.636cm" svg:y1="10.707cm" svg:x2="13.769cm" svg:y2="10.708cm" draw:start-shape="id17" draw:start-glue-point="3" draw:end-shape="id18" draw:end-glue-point="1" svg:d="m15636 10707h-933v1h-934">
          <text:p/>
        </draw:connector>
        <draw:connector draw:style-name="gr8" draw:text-style-name="P1" draw:layer="layout" svg:x1="6.038cm" svg:y1="10.709cm" svg:x2="4.303cm" svg:y2="10.709cm" draw:start-shape="id19" draw:start-glue-point="3" draw:end-shape="id20" draw:end-glue-point="1" svg:d="m6038 10709h-1735">
          <text:p/>
        </draw:connector>
        <draw:connector draw:style-name="gr8" draw:text-style-name="P1" draw:layer="layout" svg:x1="4.303cm" svg:y1="16.008cm" svg:x2="6.038cm" svg:y2="16.008cm" draw:start-shape="id21" draw:start-glue-point="1" draw:end-shape="id22" draw:end-glue-point="3" svg:d="m4303 16008h1735">
          <text:p/>
        </draw:connector>
        <draw:connector draw:style-name="gr8" draw:text-style-name="P1" draw:layer="layout" svg:x1="13.769cm" svg:y1="16.007cm" svg:x2="15.636cm" svg:y2="16.006cm" draw:start-shape="id23" draw:start-glue-point="1" draw:end-shape="id24" draw:end-glue-point="3" svg:d="m13769 16007h934v-1h933">
          <text:p/>
        </draw:connector>
        <draw:connector draw:style-name="gr8" draw:text-style-name="P1" draw:layer="layout" svg:x1="22.767cm" svg:y1="16.005cm" svg:x2="24.434cm" svg:y2="16.004cm" draw:start-shape="id25" draw:start-glue-point="1" draw:end-shape="id26" draw:end-glue-point="3" svg:d="m22767 16005h834v-1h833">
          <text:p/>
        </draw:connector>
        <draw:frame draw:style-name="gr9" draw:text-style-name="P3" draw:layer="layout" svg:width="1.704cm" svg:height="1.373cm" svg:x="2.397cm" svg:y="4.302cm">
          <draw:text-box>
            <text:p text:style-name="P3"><text:span text:style-name="T4">Gw</text:span></text:p>
          </draw:text-box>
        </draw:frame>
        <draw:frame draw:style-name="gr9" draw:text-style-name="P3" draw:layer="layout" svg:width="1.704cm" svg:height="1.373cm" svg:x="11.897cm" svg:y="4.303cm">
          <draw:text-box>
            <text:p text:style-name="P3"><text:span text:style-name="T4">Gw</text:span></text:p>
          </draw:text-box>
        </draw:frame>
        <draw:frame draw:style-name="gr9" draw:text-style-name="P3" draw:layer="layout" svg:width="1.704cm" svg:height="1.373cm" svg:x="20.897cm" svg:y="4.304cm">
          <draw:text-box>
            <text:p text:style-name="P3"><text:span text:style-name="T4">Gw</text:span></text:p>
          </draw:text-box>
        </draw:frame>
        <draw:frame draw:style-name="gr9" draw:text-style-name="P3" draw:layer="layout" svg:width="1.704cm" svg:height="1.373cm" svg:x="24.597cm" svg:y="10.205cm">
          <draw:text-box>
            <text:p text:style-name="P3"><text:span text:style-name="T4">Gw</text:span></text:p>
          </draw:text-box>
        </draw:frame>
        <draw:frame draw:style-name="gr9" draw:text-style-name="P3" draw:layer="layout" svg:width="1.704cm" svg:height="1.373cm" svg:x="15.797cm" svg:y="10.206cm">
          <draw:text-box>
            <text:p text:style-name="P3"><text:span text:style-name="T4">Gw</text:span></text:p>
          </draw:text-box>
        </draw:frame>
        <draw:frame draw:style-name="gr9" draw:text-style-name="P3" draw:layer="layout" svg:width="1.704cm" svg:height="1.373cm" svg:x="6.197cm" svg:y="10.207cm">
          <draw:text-box>
            <text:p text:style-name="P3"><text:span text:style-name="T4">Gw</text:span></text:p>
          </draw:text-box>
        </draw:frame>
        <draw:frame draw:style-name="gr9" draw:text-style-name="P3" draw:layer="layout" svg:width="1.704cm" svg:height="1.373cm" svg:x="2.497cm" svg:y="15.408cm">
          <draw:text-box>
            <text:p text:style-name="P3"><text:span text:style-name="T4">Gw</text:span></text:p>
          </draw:text-box>
        </draw:frame>
        <draw:frame draw:style-name="gr9" draw:text-style-name="P3" draw:layer="layout" svg:width="1.704cm" svg:height="1.373cm" svg:x="11.897cm" svg:y="15.409cm">
          <draw:text-box>
            <text:p text:style-name="P3"><text:span text:style-name="T4">Gw</text:span></text:p>
          </draw:text-box>
        </draw:frame>
        <draw:frame draw:style-name="gr9" draw:text-style-name="P3" draw:layer="layout" svg:width="1.704cm" svg:height="1.373cm" svg:x="20.997cm" svg:y="15.41cm">
          <draw:text-box>
            <text:p text:style-name="P3"><text:span text:style-name="T4">Gw</text:span></text:p>
          </draw:text-box>
        </draw:frame>
        <draw:connector draw:style-name="gr8" draw:text-style-name="P1" draw:layer="layout" draw:line-skew="0cm -1.785cm" svg:x1="3.287cm" svg:y1="3.794cm" svg:x2="11.737cm" svg:y2="4.809cm" draw:start-shape="id9" draw:start-glue-point="0" draw:end-shape="id11" draw:end-glue-point="3" svg:d="m3287 3794v-501h2948v1516h5502">
          <text:p/>
        </draw:connector>
        <draw:connector draw:style-name="gr8" draw:text-style-name="P1" draw:layer="layout" draw:line-skew="0cm -1.784cm" svg:x1="12.753cm" svg:y1="3.793cm" svg:x2="20.735cm" svg:y2="4.807cm" draw:start-shape="id11" draw:start-glue-point="0" draw:end-shape="id13" draw:end-glue-point="3" svg:d="m12753 3793v-501h2715v1515h5267">
          <text:p/>
        </draw:connector>
        <draw:connector draw:style-name="gr8" draw:text-style-name="P1" draw:layer="layout" svg:x1="21.751cm" svg:y1="3.791cm" svg:x2="26.466cm" svg:y2="10.705cm" draw:start-shape="id13" draw:start-glue-point="0" draw:end-shape="id15" draw:end-glue-point="1" svg:d="m21751 3791v-501h5216v7415h-501">
          <text:p/>
        </draw:connector>
        <draw:connector draw:style-name="gr8" draw:text-style-name="P1" draw:layer="layout" draw:line-skew="0cm -1.965cm" svg:x1="25.45cm" svg:y1="9.689cm" svg:x2="17.668cm" svg:y2="10.707cm" draw:start-shape="id15" draw:start-glue-point="0" draw:end-shape="id17" draw:end-glue-point="1" svg:d="m25450 9689v-501h-6364v1519h-1418">
          <text:p/>
        </draw:connector>
        <draw:connector draw:style-name="gr8" draw:text-style-name="P1" draw:layer="layout" draw:line-skew="0cm -1.967cm" svg:x1="16.652cm" svg:y1="9.691cm" svg:x2="8.07cm" svg:y2="10.709cm" draw:start-shape="id17" draw:start-glue-point="0" draw:end-shape="id19" draw:end-glue-point="1" svg:d="m16652 9691v-501h-6766v1519h-1816">
          <text:p/>
        </draw:connector>
        <draw:connector draw:style-name="gr8" draw:text-style-name="P1" draw:layer="layout" svg:x1="7.054cm" svg:y1="9.693cm" svg:x2="2.271cm" svg:y2="16.008cm" draw:start-shape="id19" draw:start-glue-point="0" draw:end-shape="id21" draw:end-glue-point="3" svg:d="m7054 9693v-501h-5284v6816h501">
          <text:p/>
        </draw:connector>
        <draw:connector draw:style-name="gr8" draw:text-style-name="P1" draw:layer="layout" draw:line-skew="0cm -1.553cm" svg:x1="3.287cm" svg:y1="14.992cm" svg:x2="11.737cm" svg:y2="16.007cm" draw:start-shape="id21" draw:start-glue-point="0" draw:end-shape="id23" draw:end-glue-point="3" svg:d="m3287 14992v-501h3180v1516h5270">
          <text:p/>
        </draw:connector>
        <draw:connector draw:style-name="gr8" draw:text-style-name="P1" draw:layer="layout" draw:line-skew="0cm -1.552cm" svg:x1="12.753cm" svg:y1="14.991cm" svg:x2="20.735cm" svg:y2="16.005cm" draw:start-shape="id23" draw:start-glue-point="0" draw:end-shape="id25" draw:end-glue-point="3" svg:d="m12753 14991v-501h2947v1515h5035">
          <text:p/>
        </draw:connector>
        <draw:frame draw:style-name="gr12" draw:text-style-name="P3" draw:layer="layout" svg:width="2.086cm" svg:height="0.962cm" svg:x="19.107cm" svg:y="13.065cm">
          <draw:text-box>
            <text:p text:style-name="P3"><text:span text:style-name="T3">37</text:span>/30</text:p>
          </draw:text-box>
        </draw:frame>
        <draw:frame draw:style-name="gr13" draw:text-style-name="P3" draw:layer="layout" svg:width="2.086cm" svg:height="1.062cm" svg:x="12.67cm" svg:y="13.065cm">
          <draw:text-box>
            <text:p text:style-name="P3"><text:span text:style-name="T3">38</text:span>/30</text:p>
          </draw:text-box>
        </draw:frame>
        <draw:frame draw:style-name="gr12" draw:text-style-name="P3" draw:layer="layout" svg:width="2.086cm" svg:height="0.962cm" svg:x="9.836cm" svg:y="12.992cm">
          <draw:text-box>
            <text:p text:style-name="P3"><text:span text:style-name="T3">41</text:span>/30</text:p>
          </draw:text-box>
        </draw:frame>
        <draw:frame draw:style-name="gr12" draw:text-style-name="P3" draw:layer="layout" svg:width="2.086cm" svg:height="0.962cm" svg:x="3.236cm" svg:y="12.992cm">
          <draw:text-box>
            <text:p text:style-name="P3"><text:span text:style-name="T3">42</text:span>/30</text:p>
          </draw:text-box>
        </draw:frame>
        <draw:frame draw:style-name="gr12" draw:text-style-name="P3" draw:layer="layout" svg:width="2.086cm" svg:height="0.962cm" svg:x="-1.848cm" svg:y="14.97cm">
          <draw:text-box>
            <text:p text:style-name="P3"><text:span text:style-name="T3">45</text:span>/30</text:p>
          </draw:text-box>
        </draw:frame>
        <draw:frame draw:style-name="gr12" draw:text-style-name="P3" draw:layer="layout" svg:width="2.086cm" svg:height="0.962cm" svg:x="7.052cm" svg:y="7.37cm">
          <draw:text-box>
            <text:p text:style-name="P3"><text:span text:style-name="T3">46</text:span>/30</text:p>
          </draw:text-box>
        </draw:frame>
        <draw:frame draw:style-name="gr12" draw:text-style-name="P3" draw:layer="layout" svg:width="2.086cm" svg:height="0.962cm" svg:x="9.952cm" svg:y="7.37cm">
          <draw:text-box>
            <text:p text:style-name="P3"><text:span text:style-name="T3">49</text:span>/30</text:p>
          </draw:text-box>
        </draw:frame>
        <draw:frame draw:style-name="gr12" draw:text-style-name="P3" draw:layer="layout" svg:width="2.086cm" svg:height="0.962cm" svg:x="16.552cm" svg:y="7.27cm">
          <draw:text-box>
            <text:p text:style-name="P3"><text:span text:style-name="T3">50</text:span>/30</text:p>
          </draw:text-box>
        </draw:frame>
        <draw:frame draw:style-name="gr10" draw:text-style-name="P3" draw:layer="layout" svg:width="2.086cm" svg:height="0.962cm" svg:x="19.152cm" svg:y="7.27cm">
          <draw:text-box>
            <text:p text:style-name="P3"><text:span text:style-name="T3">53</text:span>/30</text:p>
          </draw:text-box>
        </draw:frame>
        <draw:frame draw:style-name="gr10" draw:text-style-name="P3" draw:layer="layout" svg:width="2.086cm" svg:height="0.962cm" svg:x="25.352cm" svg:y="7.27cm">
          <draw:text-box>
            <text:p text:style-name="P3"><text:span text:style-name="T3">54</text:span>/30</text:p>
          </draw:text-box>
        </draw:frame>
        <draw:frame draw:style-name="gr10" draw:text-style-name="P3" draw:layer="layout" svg:width="2.086cm" svg:height="0.962cm" svg:x="26.752cm" svg:y="9.77cm">
          <draw:text-box>
            <text:p text:style-name="P3"><text:span text:style-name="T3">57</text:span>/30</text:p>
          </draw:text-box>
        </draw:frame>
        <draw:frame draw:style-name="gr10" draw:text-style-name="P3" draw:layer="layout" svg:width="2.086cm" svg:height="0.962cm" svg:x="21.752cm" svg:y="1.57cm">
          <draw:text-box>
            <text:p text:style-name="P3"><text:span text:style-name="T3">58</text:span>/30</text:p>
          </draw:text-box>
        </draw:frame>
        <draw:frame draw:style-name="gr10" draw:text-style-name="P3" draw:layer="layout" svg:width="2.086cm" svg:height="0.962cm" svg:x="18.952cm" svg:y="1.37cm">
          <draw:text-box>
            <text:p text:style-name="P3"><text:span text:style-name="T3">61</text:span>/30</text:p>
          </draw:text-box>
        </draw:frame>
        <draw:frame draw:style-name="gr10" draw:text-style-name="P3" draw:layer="layout" svg:width="2.086cm" svg:height="0.962cm" svg:x="12.752cm" svg:y="1.47cm">
          <draw:text-box>
            <text:p text:style-name="P3"><text:span text:style-name="T3">62</text:span>/30</text:p>
          </draw:text-box>
        </draw:frame>
        <draw:frame draw:style-name="gr10" draw:text-style-name="P3" draw:layer="layout" svg:width="2.086cm" svg:height="0.962cm" svg:x="9.852cm" svg:y="1.47cm">
          <draw:text-box>
            <text:p text:style-name="P3"><text:span text:style-name="T3">65</text:span>/30</text:p>
          </draw:text-box>
        </draw:frame>
        <draw:frame draw:style-name="gr10" draw:text-style-name="P3" draw:layer="layout" svg:width="2.086cm" svg:height="0.962cm" svg:x="3.152cm" svg:y="1.47cm">
          <draw:text-box>
            <text:p text:style-name="P3"><text:span text:style-name="T3">66</text:span>/3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blo Rocha</meta:initial-creator>
    <meta:creation-date>2012-05-03T21:44:08</meta:creation-date>
    <dc:date>2012-05-25T22:58:39</dc:date>
    <dc:creator>SysNET </dc:creator>
    <meta:editing-duration>PT54M7S</meta:editing-duration>
    <meta:editing-cycles>16</meta:editing-cycles>
    <meta:generator>LibreOffice/3.5$Linux_X86_64 LibreOffice_project/350m1$Build-2</meta:generator>
    <meta:document-statistic meta:object-count="124"/>
  </office:meta>
</office:document-meta>
</file>